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Start.doRemoteIni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moteStart.doAction( ActionEvent 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">
            <text:p text:style-name="Table_20_Contents">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RemoteStart.doRemoteExi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Start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tart.initEngine( JMeterEngine engine ,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Start.doRemoteSto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Start.doRemoteStar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Start.Remote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